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Utils.encode( String s , String e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tils.getExtension(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NetUtils.encodePath( String 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NetUtils.decodePath( String pa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NetUtils.absolutize( String path , String re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etUtils.decode( String s , String e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tils.parameterize( String uri , Map paramet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etUtils.getPath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tUtils.deparameterize( String uri , Map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NetUtils.relativize( String path , String absoluteResou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NetUtils.normalize( String uri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NetUtils.removeAuthorisation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